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F9000028832C702AEF.svm"/>
  <manifest:file-entry manifest:media-type="" manifest:full-path="Pictures/20000007000027AF000014CFF55B9890.svm"/>
  <manifest:file-entry manifest:media-type="" manifest:full-path="Pictures/200000070000628500004B3C1DB0E8BA.svm"/>
  <manifest:file-entry manifest:media-type="" manifest:full-path="Pictures/20000007000006E4000004693F816DB9.svm"/>
  <manifest:file-entry manifest:media-type="" manifest:full-path="Pictures/200000070000260800001C406DF5080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Lucida Console" svg:font-family="'Lucida Console'" style:font-family-generic="modern" style:font-pitch="fixed"/>
    <style:font-face style:name="Lucida Console1" svg:font-family="'Lucida Console'"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margin-left="2.487cm" fo:margin-right="0cm" fo:text-align="start" style:justify-single-word="false" fo:text-indent="-0.503cm" style:auto-text-indent="false">
        <style:tab-stops/>
      </style:paragraph-properties>
      <style:text-properties style:font-name="Arial" fo:font-size="12pt" style:font-size-asian="12pt" style:font-size-complex="12pt"/>
    </style:style>
    <style:style style:name="P7" style:family="paragraph" style:parent-style-name="Standard">
      <style:paragraph-properties fo:margin-left="2.487cm" fo:margin-right="0cm" fo:text-align="start" style:justify-single-word="false" fo:text-indent="-0.503cm" style:auto-text-indent="false">
        <style:tab-stops>
          <style:tab-stop style:position="0.979cm"/>
          <style:tab-stop style:position="8.52cm"/>
        </style:tab-stops>
      </style:paragraph-properties>
      <style:text-properties style:font-name="Arial"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ab-stops>
          <style:tab-stop style:position="7.011cm"/>
        </style:tab-stops>
      </style:paragraph-properties>
      <style:text-properties fo:color="#000000" style:font-name="Arial" fo:font-size="12pt" style:font-size-asian="12pt" style:font-size-complex="12pt"/>
    </style:style>
    <style:style style:name="P9" style:family="paragraph" style:parent-style-name="Standard">
      <style:paragraph-properties fo:margin-left="1.508cm" fo:margin-right="0cm" fo:text-align="start" style:justify-single-word="false" fo:text-indent="-0.476cm" style:auto-text-indent="false">
        <style:tab-stops>
          <style:tab-stop style:position="7.011cm"/>
        </style:tab-stops>
      </style:paragraph-properties>
      <style:text-properties fo:color="#000000" style:font-name="Arial" fo:font-size="12pt" style:font-size-asian="12pt" style:font-size-complex="12pt"/>
    </style:style>
    <style:style style:name="P10" style:family="paragraph" style:parent-style-name="Standard">
      <style:paragraph-properties fo:margin-left="1.984cm" fo:margin-right="0cm" fo:text-align="start" style:justify-single-word="false" fo:text-indent="-0.476cm" style:auto-text-indent="false">
        <style:tab-stops>
          <style:tab-stop style:position="7.011cm"/>
        </style:tab-stops>
      </style:paragraph-properties>
      <style:text-properties fo:color="#000000" style:font-name="Arial" fo:font-size="12pt" style:font-size-asian="12pt" style:font-size-complex="12pt"/>
    </style:style>
    <style:style style:name="P11" style:family="paragraph" style:parent-style-name="Standard">
      <style:paragraph-properties fo:margin-left="1.984cm" fo:margin-right="0cm" fo:text-align="start" style:justify-single-word="false" fo:text-indent="-0.476cm" style:auto-text-indent="false" fo:break-before="page">
        <style:tab-stops/>
      </style:paragraph-properties>
      <style:text-properties style:font-name="Arial" fo:font-size="12pt" style:font-size-asian="12pt" style:font-size-complex="12pt"/>
    </style:style>
    <style:style style:name="P12" style:family="paragraph" style:parent-style-name="Standard">
      <style:paragraph-properties fo:margin-left="2.99cm" fo:margin-right="0cm" fo:text-indent="-0.503cm" style:auto-text-indent="false" style:text-autospace="none">
        <style:tab-stops/>
      </style:paragraph-properties>
      <style:text-properties style:use-window-font-color="true" style:font-name="Arial" fo:font-size="12pt" style:font-name-asian="Lucida Console1" style:font-size-asian="12pt" style:font-name-complex="Lucida Console1" style:font-size-complex="12pt"/>
    </style:style>
    <style:style style:name="P13" style:family="paragraph" style:parent-style-name="Standard">
      <style:paragraph-properties fo:margin-left="2.99cm" fo:margin-right="0cm" fo:text-align="start" style:justify-single-word="false" fo:text-indent="-0.503cm" style:auto-text-indent="false" fo:padding="0.049cm" fo:border="0.002cm solid #000000" style:shadow="none">
        <style:tab-stops>
          <style:tab-stop style:position="0.979cm"/>
          <style:tab-stop style:position="8.52cm"/>
        </style:tab-stops>
      </style:paragraph-properties>
      <style:text-properties style:font-name="Lucida Console"/>
    </style:style>
    <style:style style:name="P14" style:family="paragraph" style:parent-style-name="Standard">
      <style:paragraph-properties fo:margin-left="2.487cm" fo:margin-right="0cm" fo:text-align="start" style:justify-single-word="false" fo:text-indent="0cm" style:auto-text-indent="false">
        <style:tab-stops/>
      </style:paragraph-properties>
      <style:text-properties style:font-name="Arial" fo:font-size="12pt" style:font-size-asian="12pt" style:font-size-complex="12pt"/>
    </style:style>
    <style:style style:name="P15" style:family="paragraph" style:parent-style-name="Standard">
      <style:paragraph-properties fo:margin-left="3.493cm" fo:margin-right="0cm" fo:text-indent="-0.476cm" style:auto-text-indent="false" style:text-autospace="none">
        <style:tab-stops/>
      </style:paragraph-properties>
      <style:text-properties style:use-window-font-color="true" style:font-name="Arial" fo:font-size="12pt" style:font-name-asian="Lucida Console1" style:font-size-asian="12pt" style:font-name-complex="Lucida Console1" style:font-size-complex="12pt"/>
    </style:style>
    <style:style style:name="P16" style:family="paragraph" style:parent-style-name="Standard">
      <style:paragraph-properties fo:margin-left="3.493cm" fo:margin-right="0cm" fo:text-indent="-0.476cm" style:auto-text-indent="false" style:text-autospace="none">
        <style:tab-stops/>
      </style:paragraph-properties>
      <style:text-properties style:use-window-font-color="true" style:font-name="Lucida Console" fo:font-size="10pt" style:font-name-asian="Lucida Console1" style:font-size-asian="10pt" style:font-name-complex="Lucida Console1" style:font-size-complex="10pt"/>
    </style:style>
    <style:style style:name="P17" style:family="paragraph" style:parent-style-name="Standard">
      <style:paragraph-properties fo:margin-left="3.493cm" fo:margin-right="0cm" fo:text-indent="-0.476cm" style:auto-text-indent="false" style:text-autospace="none">
        <style:tab-stops/>
      </style:paragraph-properties>
      <style:text-properties style:font-name="Lucida Console"/>
    </style:style>
    <style:style style:name="P18" style:family="paragraph" style:parent-style-name="Standard">
      <style:paragraph-properties fo:margin-left="1.323cm" fo:margin-right="0cm" fo:text-align="start" style:justify-single-word="false" fo:text-indent="0cm" style:auto-text-indent="false"/>
      <style:text-properties style:font-name="Arial" fo:font-size="12pt" style:font-size-asian="12pt" style:font-size-complex="12pt"/>
    </style:style>
    <style:style style:name="P19" style:family="paragraph" style:parent-style-name="Standard">
      <style:paragraph-properties fo:margin-left="0.979cm" fo:margin-right="0cm" fo:text-align="start" style:justify-single-word="false" fo:text-indent="0cm" style:auto-text-indent="false"/>
      <style:text-properties style:font-name="Arial" fo:font-size="12pt" style:font-size-asian="12pt" style:font-size-complex="12pt"/>
    </style:style>
    <style:style style:name="P20" style:family="paragraph" style:parent-style-name="Standard">
      <style:paragraph-properties fo:margin-left="1.244cm" fo:margin-right="0cm" fo:text-align="start" style:justify-single-word="false" fo:text-indent="0cm" style:auto-text-indent="false">
        <style:tab-stops/>
      </style:paragraph-properties>
      <style:text-properties style:font-name="Arial"/>
    </style:style>
    <style:style style:name="P21" style:family="paragraph" style:parent-style-name="Standard" style:list-style-name="L1">
      <style:paragraph-properties fo:text-align="start" style:justify-single-word="false"/>
      <style:text-properties style:font-name="Arial"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Arial" fo:font-size="14pt" style:font-size-asian="14pt" style:font-size-complex="14pt"/>
    </style:style>
    <style:style style:name="P23" style:family="paragraph" style:parent-style-name="Standard" style:list-style-name="L1">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4" style:family="paragraph" style:parent-style-name="Standard" style:list-style-name="L2">
      <style:paragraph-properties fo:margin-left="1.614cm" fo:margin-right="0cm" fo:text-align="start" style:justify-single-word="false" fo:text-indent="-0.635cm" style:auto-text-indent="false">
        <style:tab-stops>
          <style:tab-stop style:position="-0.318cm"/>
        </style:tab-stops>
      </style:paragraph-properties>
      <style:text-properties style:font-name="Arial" fo:font-size="12pt" style:font-size-asian="12pt" style:font-size-complex="12pt"/>
    </style:style>
    <style:style style:name="P25" style:family="paragraph" style:parent-style-name="Standard" style:list-style-name="L4">
      <style:paragraph-properties fo:margin-left="1.614cm" fo:margin-right="0cm" fo:text-align="start" style:justify-single-word="false" fo:text-indent="-0.635cm" style:auto-text-indent="false">
        <style:tab-stops/>
      </style:paragraph-properties>
      <style:text-properties style:font-name="Arial" fo:font-size="12pt" style:font-size-asian="12pt" style:font-size-complex="12pt"/>
    </style:style>
    <style:style style:name="P26" style:family="paragraph" style:parent-style-name="Standard" style:list-style-name="L6">
      <style:paragraph-properties fo:margin-left="1.614cm" fo:margin-right="0cm" fo:text-align="start" style:justify-single-word="false" fo:text-indent="-0.635cm" style:auto-text-indent="false">
        <style:tab-stops/>
      </style:paragraph-properties>
      <style:text-properties style:font-name="Arial" fo:font-size="12pt" style:font-size-asian="12pt" style:font-size-complex="12pt"/>
    </style:style>
    <style:style style:name="P27" style:family="paragraph" style:parent-style-name="Standard" style:list-style-name="L3">
      <style:paragraph-properties fo:margin-left="1.984cm" fo:margin-right="0cm" fo:text-align="start" style:justify-single-word="false" fo:text-indent="-0.635cm" style:auto-text-indent="false">
        <style:tab-stops/>
      </style:paragraph-properties>
      <style:text-properties style:font-name="Arial" fo:font-size="12pt" style:font-size-asian="12pt" style:font-size-complex="12pt"/>
    </style:style>
    <style:style style:name="P28" style:family="paragraph" style:parent-style-name="Standard" style:list-style-name="L1">
      <style:paragraph-properties fo:margin-left="2.487cm" fo:margin-right="0cm" fo:text-align="start" style:justify-single-word="false" fo:text-indent="-0.503cm" style:auto-text-indent="false">
        <style:tab-stops/>
      </style:paragraph-properties>
      <style:text-properties style:font-name="Arial" fo:font-size="12pt" style:font-size-asian="12pt" style:font-size-complex="12pt"/>
    </style:style>
    <style:style style:name="P29" style:family="paragraph" style:parent-style-name="Standard" style:list-style-name="L4">
      <style:paragraph-properties fo:margin-left="2.487cm" fo:margin-right="0cm" fo:text-align="start" style:justify-single-word="false" fo:text-indent="-0.503cm" style:auto-text-indent="false">
        <style:tab-stops/>
      </style:paragraph-properties>
      <style:text-properties style:font-name="Arial" fo:font-size="12pt" style:font-size-asian="12pt" style:font-size-complex="12pt"/>
    </style:style>
    <style:style style:name="P30" style:family="paragraph" style:parent-style-name="Standard" style:list-style-name="L6">
      <style:paragraph-properties fo:margin-left="2.487cm" fo:margin-right="0cm" fo:text-align="start" style:justify-single-word="false" fo:text-indent="-0.503cm" style:auto-text-indent="false">
        <style:tab-stops/>
      </style:paragraph-properties>
      <style:text-properties style:font-name="Arial" fo:font-size="12pt" style:font-size-asian="12pt" style:font-size-complex="12pt"/>
    </style:style>
    <style:style style:name="P31" style:family="paragraph" style:parent-style-name="Standard" style:list-style-name="L7">
      <style:paragraph-properties fo:margin-left="2.487cm" fo:margin-right="0cm" fo:text-align="start" style:justify-single-word="false" fo:text-indent="-0.503cm" style:auto-text-indent="false">
        <style:tab-stops>
          <style:tab-stop style:position="0.979cm"/>
          <style:tab-stop style:position="8.52cm"/>
        </style:tab-stops>
      </style:paragraph-properties>
      <style:text-properties style:font-name="Arial" fo:font-size="12pt" style:font-size-asian="12pt" style:font-size-complex="12pt"/>
    </style:style>
    <style:style style:name="P32" style:family="paragraph" style:parent-style-name="Standard" style:list-style-name="L5">
      <style:paragraph-properties fo:margin-left="2.487cm" fo:margin-right="0cm" fo:text-align="start" style:justify-single-word="false" fo:text-indent="-0.476cm" style:auto-text-indent="false">
        <style:tab-stops>
          <style:tab-stop style:position="7.011cm"/>
        </style:tab-stops>
      </style:paragraph-properties>
      <style:text-properties style:font-name="Arial"/>
    </style:style>
    <style:style style:name="P33" style:family="paragraph" style:parent-style-name="Standard" style:list-style-name="L5">
      <style:paragraph-properties fo:margin-left="2.487cm" fo:margin-right="0cm" fo:text-align="start" style:justify-single-word="false" fo:text-indent="-0.476cm" style:auto-text-indent="false">
        <style:tab-stops>
          <style:tab-stop style:position="7.011cm"/>
          <style:tab-stop style:position="8.017cm"/>
        </style:tab-stops>
      </style:paragraph-properties>
      <style:text-properties style:font-name="Arial"/>
    </style:style>
    <style:style style:name="P34" style:family="paragraph" style:parent-style-name="Standard" style:list-style-name="L5">
      <style:paragraph-properties fo:margin-left="2.487cm" fo:margin-right="0cm" fo:text-align="start" style:justify-single-word="false" fo:text-indent="-0.476cm" style:auto-text-indent="false">
        <style:tab-stops>
          <style:tab-stop style:position="7.011cm"/>
          <style:tab-stop style:position="8.017cm"/>
          <style:tab-stop style:position="9.022cm"/>
        </style:tab-stops>
      </style:paragraph-properties>
      <style:text-properties style:font-name="Arial"/>
    </style:style>
    <style:style style:name="P35" style:family="paragraph" style:parent-style-name="Standard" style:list-style-name="L5">
      <style:paragraph-properties fo:margin-left="2.487cm" fo:margin-right="0cm" fo:text-align="start" style:justify-single-word="false" fo:text-indent="-0.476cm" style:auto-text-indent="false">
        <style:tab-stops>
          <style:tab-stop style:position="7.011cm"/>
        </style:tab-stops>
      </style:paragraph-properties>
      <style:text-properties fo:color="#000000" style:font-name="Arial" fo:font-size="12pt" style:font-size-asian="12pt" style:font-size-complex="12pt"/>
    </style:style>
    <style:style style:name="P36" style:family="paragraph" style:parent-style-name="Standard" style:list-style-name="L5">
      <style:paragraph-properties fo:margin-left="2.487cm" fo:margin-right="0cm" fo:text-align="start" style:justify-single-word="false" fo:text-indent="-0.476cm" style:auto-text-indent="false">
        <style:tab-stops>
          <style:tab-stop style:position="7.011cm"/>
          <style:tab-stop style:position="8.017cm"/>
          <style:tab-stop style:position="9.022cm"/>
        </style:tab-stops>
      </style:paragraph-properties>
      <style:text-properties fo:color="#000000" style:font-name="Arial"/>
    </style:style>
    <style:style style:name="P37" style:family="paragraph" style:parent-style-name="Standard" style:list-style-name="L5">
      <style:paragraph-properties fo:margin-left="0cm" fo:margin-right="0cm" fo:text-align="start" style:justify-single-word="false" fo:text-indent="0cm" style:auto-text-indent="false">
        <style:tab-stops>
          <style:tab-stop style:position="9.499cm"/>
        </style:tab-stops>
      </style:paragraph-properties>
      <style:text-properties style:font-name="Arial"/>
    </style:style>
    <style:style style:name="P38" style:family="paragraph" style:parent-style-name="Standard" style:list-style-name="L5">
      <style:paragraph-properties fo:margin-left="0cm" fo:margin-right="0cm" fo:text-align="start" style:justify-single-word="false" fo:text-indent="0cm" style:auto-text-indent="false">
        <style:tab-stops>
          <style:tab-stop style:position="9.499cm"/>
          <style:tab-stop style:position="10.504cm"/>
        </style:tab-stops>
      </style:paragraph-properties>
      <style:text-properties style:font-name="Arial"/>
    </style:style>
    <style:style style:name="P39" style:family="paragraph" style:parent-style-name="Standard" style:list-style-name="L5">
      <style:paragraph-properties fo:margin-left="1.508cm" fo:margin-right="0cm" fo:text-align="start" style:justify-single-word="false" fo:text-indent="-0.476cm" style:auto-text-indent="false">
        <style:tab-stops/>
      </style:paragraph-properties>
      <style:text-properties style:font-name="Arial" fo:font-size="12pt" style:font-size-asian="12pt" style:font-size-complex="12pt"/>
    </style:style>
    <style:style style:name="P40" style:family="paragraph" style:parent-style-name="Standard" style:list-style-name="L1">
      <style:paragraph-properties fo:margin-left="0.979cm" fo:margin-right="0cm" fo:text-align="start" style:justify-single-word="false" fo:text-indent="-0.476cm" style:auto-text-indent="false">
        <style:tab-stops/>
      </style:paragraph-properties>
      <style:text-properties style:font-name="Arial" fo:font-size="12pt" style:font-size-asian="12pt" style:font-size-complex="12pt"/>
    </style:style>
    <style:style style:name="P41" style:family="paragraph" style:parent-style-name="Standard" style:list-style-name="L6">
      <style:paragraph-properties fo:margin-left="2.99cm" fo:margin-right="0cm" fo:text-align="start" style:justify-single-word="false" fo:text-indent="-0.503cm" style:auto-text-indent="false">
        <style:tab-stops/>
      </style:paragraph-properties>
      <style:text-properties style:font-name="Arial" fo:font-size="12pt" style:font-size-asian="12pt" style:font-size-complex="12pt"/>
    </style:style>
    <style:style style:name="P42" style:family="paragraph" style:parent-style-name="Standard" style:list-style-name="L7">
      <style:paragraph-properties fo:margin-left="2.99cm" fo:margin-right="0cm" fo:text-align="start" style:justify-single-word="false" fo:text-indent="-0.503cm" style:auto-text-indent="false">
        <style:tab-stops>
          <style:tab-stop style:position="8.52cm"/>
        </style:tab-stops>
      </style:paragraph-properties>
      <style:text-properties style:font-name="Arial" fo:font-size="12pt" style:font-size-asian="12pt" style:font-size-complex="12pt"/>
    </style:style>
    <style:style style:name="P43" style:family="paragraph" style:parent-style-name="Standard" style:list-style-name="L7">
      <style:paragraph-properties fo:margin-left="2.99cm" fo:margin-right="0cm" fo:text-align="start" style:justify-single-word="false" fo:text-indent="-0.503cm" style:auto-text-indent="false">
        <style:tab-stops>
          <style:tab-stop style:position="0.979cm"/>
          <style:tab-stop style:position="8.52cm"/>
        </style:tab-stops>
      </style:paragraph-properties>
      <style:text-properties style:font-name="Arial" fo:font-size="12pt" style:font-size-asian="12pt" style:font-size-complex="12pt"/>
    </style:style>
    <style:style style:name="P44" style:family="paragraph" style:parent-style-name="Standard" style:list-style-name="L7">
      <style:paragraph-properties fo:margin-left="2.99cm" fo:margin-right="0cm" fo:text-align="start" style:justify-single-word="false" fo:text-indent="-0.503cm" style:auto-text-indent="false">
        <style:tab-stops>
          <style:tab-stop style:position="8.52cm"/>
        </style:tab-stops>
      </style:paragraph-properties>
      <style:text-properties style:font-name="Lucida Console"/>
    </style:style>
    <style:style style:name="P45" style:family="paragraph" style:parent-style-name="Standard" style:list-style-name="L7">
      <style:paragraph-properties fo:margin-left="2.99cm" fo:margin-right="0cm" fo:text-align="start" style:justify-single-word="false" fo:text-indent="-0.503cm" style:auto-text-indent="false">
        <style:tab-stops>
          <style:tab-stop style:position="8.52cm"/>
        </style:tab-stops>
      </style:paragraph-properties>
      <style:text-properties style:use-window-font-color="true" style:font-name="Lucida Console" fo:font-size="12pt" style:font-name-asian="Lucida Console1" style:font-size-asian="12pt" style:font-name-complex="Lucida Console1" style:font-size-complex="12pt"/>
    </style:style>
    <style:style style:name="P46" style:family="paragraph" style:parent-style-name="Standard" style:list-style-name="L7">
      <style:paragraph-properties fo:margin-left="2.99cm" fo:margin-right="0cm" fo:text-align="start" style:justify-single-word="false" fo:text-indent="-0.503cm" style:auto-text-indent="false">
        <style:tab-stops>
          <style:tab-stop style:position="0.979cm"/>
          <style:tab-stop style:position="8.52cm"/>
        </style:tab-stops>
      </style:paragraph-properties>
      <style:text-properties style:use-window-font-color="true" style:font-name="Lucida Console" fo:font-size="10pt" style:font-name-asian="Lucida Console1" style:font-size-asian="10pt" style:font-name-complex="Lucida Console1" style:font-size-complex="10pt"/>
    </style:style>
    <style:style style:name="P47" style:family="paragraph" style:parent-style-name="Standard" style:list-style-name="L7">
      <style:paragraph-properties fo:margin-left="2.99cm" fo:margin-right="0cm" fo:text-align="start" style:justify-single-word="false" fo:text-indent="-0.503cm" style:auto-text-indent="false">
        <style:tab-stops>
          <style:tab-stop style:position="0.979cm"/>
          <style:tab-stop style:position="8.52cm"/>
        </style:tab-stops>
      </style:paragraph-properties>
      <style:text-properties style:use-window-font-color="true" style:font-name="Arial" fo:font-size="10pt" style:font-name-asian="Lucida Console1" style:font-size-asian="10pt" style:font-name-complex="Lucida Console1" style:font-size-complex="10pt"/>
    </style:style>
    <style:style style:name="P48" style:family="paragraph" style:parent-style-name="Standard">
      <style:paragraph-properties fo:margin-left="2.99cm" fo:margin-right="0cm" fo:text-align="start" style:justify-single-word="false" fo:text-indent="-0.503cm" style:auto-text-indent="false" fo:padding="0.049cm" fo:border="0.002cm solid #000000" style:shadow="none">
        <style:tab-stops>
          <style:tab-stop style:position="0.979cm"/>
          <style:tab-stop style:position="8.52cm"/>
        </style:tab-stops>
      </style:paragraph-properties>
      <style:text-properties style:use-window-font-color="true" style:font-name="Lucida Console" fo:font-size="10pt" style:font-name-asian="Lucida Console1" style:font-size-asian="10pt" style:font-name-complex="Lucida Console1" style:font-size-complex="10pt"/>
    </style:style>
    <style:style style:name="P49" style:family="paragraph" style:parent-style-name="Standard" style:list-style-name="L8">
      <style:paragraph-properties fo:margin-left="3.493cm" fo:margin-right="0cm" fo:text-indent="-0.635cm" style:auto-text-indent="false" style:text-autospace="none">
        <style:tab-stops/>
      </style:paragraph-properties>
      <style:text-properties style:use-window-font-color="true" style:font-name="Arial" fo:font-size="12pt" style:font-name-asian="Lucida Console1" style:font-size-asian="12pt" style:font-name-complex="Lucida Console1" style:font-size-complex="12pt"/>
    </style:style>
    <style:style style:name="P50" style:family="paragraph" style:parent-style-name="Standard" style:list-style-name="L8">
      <style:paragraph-properties fo:margin-left="3.493cm" fo:margin-right="0cm" fo:text-align="start" style:justify-single-word="false" fo:text-indent="-0.635cm" style:auto-text-indent="false" style:text-autospace="none">
        <style:tab-stops/>
      </style:paragraph-properties>
      <style:text-properties style:font-name="Arial" fo:font-size="12pt" style:font-size-asian="12pt" style:font-size-complex="12pt"/>
    </style:style>
    <style:style style:name="P51" style:family="paragraph" style:parent-style-name="Standard" style:list-style-name="L9">
      <style:paragraph-properties fo:margin-left="1.773cm" fo:margin-right="0cm" fo:text-align="start" style:justify-single-word="false" fo:text-indent="-0.529cm" style:auto-text-indent="false">
        <style:tab-stops/>
      </style:paragraph-properties>
      <style:text-properties style:font-name="Arial"/>
    </style:style>
    <style:style style:name="P52" style:family="paragraph" style:parent-style-name="Standard">
      <style:paragraph-properties fo:margin-left="1.244cm" fo:margin-right="0cm" fo:text-align="start" style:justify-single-word="false" fo:text-indent="0cm" style:auto-text-indent="false">
        <style:tab-stops/>
      </style:paragraph-properties>
      <style:text-properties style:font-name="Arial"/>
    </style:style>
    <style:style style:name="P53" style:family="paragraph" style:parent-style-name="Contents_20_Heading">
      <style:paragraph-properties fo:text-align="center" style:justify-single-word="false" fo:break-before="page"/>
      <style:text-properties style:font-name="Arial"/>
    </style:style>
    <style:style style:name="P54" style:family="paragraph" style:parent-style-name="Contents_20_1">
      <style:paragraph-properties>
        <style:tab-stops>
          <style:tab-stop style:position="16.999cm" style:type="right" style:leader-style="dotted" style:leader-text="."/>
        </style:tab-stops>
      </style:paragraph-properties>
      <style:text-properties style:font-name="Arial"/>
    </style:style>
    <style:style style:name="T1" style:family="text">
      <style:text-properties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008000" style:font-name="Lucida Console" fo:font-size="12pt" style:font-size-asian="12pt" style:font-size-complex="12pt"/>
    </style:style>
    <style:style style:name="T4" style:family="text">
      <style:text-properties fo:color="#000000" fo:font-size="12pt" style:font-size-asian="12pt" style:font-size-complex="12pt"/>
    </style:style>
    <style:style style:name="T5" style:family="text">
      <style:text-properties fo:color="#000000" fo:font-size="10pt" style:font-name-asian="Lucida Console1" style:font-size-asian="10pt" style:font-name-complex="Lucida Console1" style:font-size-complex="10pt"/>
    </style:style>
    <style:style style:name="T6" style:family="text">
      <style:text-properties style:use-window-font-color="true" fo:font-size="10pt" style:font-name-asian="Lucida Console1" style:font-size-asian="10pt" style:font-name-complex="Lucida Console1" style:font-size-complex="10pt"/>
    </style:style>
    <style:style style:name="T7" style:family="text">
      <style:text-properties fo:color="#a31515" fo:font-size="10pt" style:font-name-asian="Lucida Console1" style:font-size-asian="10pt" style:font-name-complex="Lucida Console1" style:font-size-complex="10pt"/>
    </style:style>
    <style:style style:name="T8" style:family="text">
      <style:text-properties fo:color="#7f7f7f" fo:font-size="10pt" style:font-name-asian="Lucida Console1" style:font-size-asian="10pt" style:font-name-complex="Lucida Console1"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ollEditor Tutoriel #1</text:p>
      <text:p text:style-name="P3"/>
      <text:p text:style-name="P3">Création d'un projet basique</text:p>
      <text:p text:style-name="P4"/>
      <text:p text:style-name="P4"/>
      <text:p text:style-name="P4"/>
      <text:p text:style-name="P4"/>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3">Table des matières</text:p>
          </text:index-title>
          <text:p text:style-name="P54">Présentation du tutoriel<text:tab/>3</text:p>
          <text:p text:style-name="P54">Création d'un projet<text:tab/>4</text:p>
          <text:p text:style-name="P54">Création d'un fichier de scène<text:tab/>5</text:p>
          <text:p text:style-name="P54">Création d'un fichier de script<text:tab/>7</text:p>
          <text:p text:style-name="P54">Conclusion<text:tab/>8</text:p>
        </text:index-body>
      </text:table-of-content>
      <text:p text:style-name="P2"/>
      <text:list xml:id="list31356260" text:style-name="L1">
        <text:list-item>
          <text:p text:style-name="P23"><text:toc-mark-start text:id="IMark102576556" text:outline-level="1"/>Présentation du tutoriel<text:toc-mark-end text:id="IMark102576556"/> :</text:p>
        </text:list-item>
      </text:list>
      <text:p text:style-name="P18"/>
      <text:p text:style-name="P18">Dans ce tutoriel, nous allons voir comment créer un projet Elypse avec le TrollEditor.</text:p>
      <text:p text:style-name="P18"/>
      <text:p text:style-name="P18">Nous allons aborder les concepts de base de l'utilisation du TrollEditor : la création de projet, l'ajout de fichiers à une scène...</text:p>
      <text:p text:style-name="P18"/>
      <text:p text:style-name="P18">Nous verrons la structure d'un fichier de scène (.emscene) et d'un fichier de script (.emscript).</text:p>
      <text:p text:style-name="P18"/>
      <text:p text:style-name="P18">Nous allons aussi commencer apprendre le fonctionnement des Overlay, éléments 2D utilisés par Elypse Player.</text:p>
      <text:p text:style-name="P2"/>
      <text:p text:style-name="P2"/>
      <text:list xml:id="list31374945" text:continue-numbering="true" text:style-name="L1">
        <text:list-item>
          <text:p text:style-name="P23"><text:toc-mark-start text:id="IMark102576556" text:outline-level="1"/>Création d'un projet<text:toc-mark-end text:id="IMark102576556"/> :</text:p>
        </text:list-item>
      </text:list>
      <text:list xml:id="list31358746" text:style-name="L2">
        <text:list-header>
          <text:p text:style-name="P24"/>
        </text:list-header>
        <text:list-item>
          <text:p text:style-name="P24">Exécutez le TrollEditor.</text:p>
        </text:list-item>
      </text:list>
      <text:p text:style-name="P4"><draw:frame draw:style-name="fr1" draw:name="images1" text:anchor-type="paragraph" svg:x="7.643cm" svg:y="0.178cm" svg:width="1.764cm" svg:height="1.129cm" draw:z-index="0"><draw:image xlink:href="Pictures/20000007000006E4000004693F816DB9.svm" xlink:type="simple" xlink:show="embed" xlink:actuate="onLoad"/></draw:frame></text:p>
      <text:list xml:id="list31376145" text:continue-numbering="true" text:style-name="L2">
        <text:list-item>
          <text:p text:style-name="P24">Cliquez sur le bouton 'Nouveau'<text:tab/><text:tab/> <text:s text:c="5"/>ou sur 'Fichier'-&gt;'Nouveau Projet'</text:p>
        </text:list-item>
      </text:list>
      <text:p text:style-name="P4"/>
      <text:list xml:id="list31370442" text:continue-numbering="true" text:style-name="L2">
        <text:list-item>
          <text:p text:style-name="P24"><draw:frame draw:style-name="fr1" draw:name="images2" text:anchor-type="paragraph" svg:x="11.515cm" svg:y="0.002cm" svg:width="4.454cm" svg:height="6.987cm" draw:z-index="1"><draw:image xlink:href="Pictures/2000000700001BF9000028832C702AEF.svm" xlink:type="simple" xlink:show="embed" xlink:actuate="onLoad"/></draw:frame>La fenêtre de création de projet devrait apparaître : </text:p>
        </text:list-item>
      </text:list>
      <text:p text:style-name="P4"/>
      <text:list xml:id="list31349215" text:style-name="L3">
        <text:list-item>
          <text:p text:style-name="P27">Nom du projet : le nom du projet à créer.</text:p>
        </text:list-item>
        <text:list-item>
          <text:p text:style-name="P27">Dossier du projet : le dossier où le projet et ses </text:p>
          <text:p text:style-name="P27">fichiers seront enregistrés.</text:p>
        </text:list-item>
        <text:list-item>
          <text:p text:style-name="P27">Type d'arrière plan : permet de choisir si on veut</text:p>
          <text:p text:style-name="P27">une couleur ou une image pour arrière plan. </text:p>
        </text:list-item>
        <text:list-item>
          <text:p text:style-name="P27">Le bouton 'Sélectionner' permet de choisir la </text:p>
          <text:p text:style-name="P27">couleur ou l'image.</text:p>
        </text:list-item>
        <text:list-item>
          <text:p text:style-name="P27">Scène principale : La scène qui sera lancée par </text:p>
          <text:p text:style-name="P27">Elypse Player à l'exécution du projet.</text:p>
        </text:list-item>
        <text:list-item>
          <text:p text:style-name="P27">Ombres : active ou désactive les ombres </text:p>
        </text:list-item>
        <text:list-item>
          <text:p text:style-name="P27">Anti-aliasing : permet de définir l'anti-aliasing du </text:p>
          <text:p text:style-name="P27">projet : 0, 2x ou 4x.</text:p>
        </text:list-item>
        <text:list-item>
          <text:p text:style-name="P27">Résolution : Permet de définir la résolution de la fenêtre de test du projet, permet de tester le projet en conditions les plus proches du résultat final.</text:p>
        </text:list-item>
      </text:list>
      <text:p text:style-name="P4"/>
      <text:list xml:id="list31378623" text:continue-list="list31370442" text:style-name="L2">
        <text:list-item>
          <text:p text:style-name="P24">Une fois que vous aurez choisi vos préférences, vous cliquez sur 'Valider'. Un dossier au nom de votre scène principale apparaît dans la fenêtre 'Fichiers' :</text:p>
        </text:list-item>
      </text:list>
      <text:p text:style-name="P4"><draw:frame draw:style-name="fr2" draw:name="images3" text:anchor-type="paragraph" svg:width="5.652cm" svg:height="2.792cm" draw:z-index="2"><draw:image xlink:href="Pictures/20000007000027AF000014CFF55B9890.svm" xlink:type="simple" xlink:show="embed" xlink:actuate="onLoad"/></draw:frame></text:p>
      <text:list xml:id="list31377474" text:continue-numbering="true" text:style-name="L2">
        <text:list-item>
          <text:p text:style-name="P24">Cliquez sur le '+' à côté du nom pour faire apparaître l'arborescence suivante :</text:p>
        </text:list-item>
      </text:list>
      <text:p text:style-name="P6"><draw:frame draw:style-name="fr2" draw:name="images4" text:anchor-type="paragraph" svg:width="5.525cm" svg:height="3.482cm" draw:z-index="3"><draw:image xlink:href="Pictures/200000070000260800001C406DF50804.svm" xlink:type="simple" xlink:show="embed" xlink:actuate="onLoad"/></draw:frame>Le dossier 'Fichiers de scène' contiendra la liste des fichiers de scène (*.emscene) qui composeront votre scène.</text:p>
      <text:p text:style-name="P6">Le dossier 'Fichiers de script de load' contiendra la liste des fichiers de script (*.emscript) qui seront lancés au chargement de la scène.</text:p>
      <text:p text:style-name="P6">Le dossier 'Fichiers de script d'unload' contiendra la liste des fichiers de script (*.emscript) qui seront lancés à la fermeture de la scène (utile pour les projets multi-scène).</text:p>
      <text:p text:style-name="P6">Le dossier 'Datas Graphiques' contiendra tous les dossiers contenant les données graphiques 2D et 3D.</text:p>
      <text:list xml:id="list31370144" text:continue-list="list31374945" text:style-name="L1">
        <text:list-header>
          <text:p text:style-name="P28">Le dossier 'Datas non Graphiques' contiendra tous les dossiers contenant d'autres données (fichiers multimédia, texte …)</text:p>
        </text:list-header>
        <text:list-item>
          <text:p text:style-name="P21"><text:soft-page-break/><text:toc-mark-start text:id="IMark102576556" text:outline-level="1"/>Création d'un fichier de scène<text:toc-mark-end text:id="IMark102576556"/> :</text:p>
        </text:list-item>
      </text:list>
      <text:p text:style-name="P19">Nous allons maintenant créer un fichier de scène basique, qui affichera un overlay (élément 2D) dans lequel sera écrit un message tout simple : «coucou».</text:p>
      <text:list xml:id="list31357337" text:style-name="L4">
        <text:list-item>
          <text:p text:style-name="P25">Faites tout d'abord un clic droit sur 'Fichiers de Scène', et choisissez 'Ajouter nouveau fichier'.</text:p>
        </text:list-item>
        <text:list-item>
          <text:p text:style-name="P25">Vous pouvez renommer votre fichier en cliquant sur son nom quand il est sélectionné.</text:p>
        </text:list-item>
        <text:list-item>
          <text:p text:style-name="P25">Double cliquez sur votre fichier afin de l'ouvrir dans la fenêtre d'édition de texte.</text:p>
          <text:p text:style-name="P29">Pour créer un overlay, il y a quelques choses obligatoires à faire :</text:p>
        </text:list-item>
      </text:list>
      <text:list xml:id="list31359808" text:style-name="L5">
        <text:list-item>
          <text:p text:style-name="P32"><text:span text:style-name="T1">Créer une balise 'overlay' :<text:tab/></text:span><text:span text:style-name="T3">overlay MonPremierOverlay</text:span></text:p>
          <text:list>
            <text:list-item>
              <text:list>
                <text:list-item>
                  <text:list>
                    <text:list-item>
                      <text:list>
                        <text:list-item>
                          <text:list>
                            <text:list-item>
                              <text:list>
                                <text:list-item>
                                  <text:list>
                                    <text:list-item>
                                      <text:list>
                                        <text:list-item>
                                          <text:list>
                                            <text:list-header>
                                              <text:p text:style-name="P37"><text:span text:style-name="T1"><text:tab/></text:span><text:span text:style-name="T3">{</text:span></text:p>
                                            </text:list-header>
                                          </text:list>
                                        </text:list-item>
                                      </text:list>
                                    </text:list-item>
                                  </text:list>
                                </text:list-item>
                              </text:list>
                            </text:list-item>
                          </text:list>
                        </text:list-item>
                      </text:list>
                    </text:list-item>
                  </text:list>
                </text:list-item>
              </text:list>
            </text:list-item>
          </text:list>
        </text:list-item>
        <text:list-item>
          <text:p text:style-name="P32"><text:span text:style-name="T1">Donner un type à cette balise :<text:tab/></text:span><text:span text:style-name="T2"><text:tab/></text:span><text:span text:style-name="T3">class PanelZone</text:span></text:p>
        </text:list-item>
        <text:list-item>
          <text:p text:style-name="P32"><text:span text:style-name="T1">Définir la position de votre overlay :<text:tab/></text:span><text:span text:style-name="T2"><text:tab/></text:span><text:span text:style-name="T3">position 45% 45%</text:span></text:p>
        </text:list-item>
        <text:list-item>
          <text:p text:style-name="P32"><text:span text:style-name="T1">Définir la taille de votre overlay :<text:tab/></text:span><text:span text:style-name="T2"><text:tab/></text:span><text:span text:style-name="T3">size 10% 10%</text:span></text:p>
        </text:list-item>
        <text:list-item>
          <text:p text:style-name="P32"><text:span text:style-name="T4">Définir sa couleur :<text:tab/></text:span><text:span text:style-name="T2"><text:tab/></text:span><text:span text:style-name="T3">material Base/Black</text:span></text:p>
        </text:list-item>
        <text:list-item>
          <text:p text:style-name="P32"><text:span text:style-name="T4">Fermer la balise 'overlay' :<text:tab/></text:span><text:span text:style-name="T3">}</text:span></text:p>
        </text:list-item>
        <text:list-item>
          <text:p text:style-name="P35">Sauvegarder le fichier</text:p>
        </text:list-item>
      </text:list>
      <text:p text:style-name="P8"/>
      <text:p text:style-name="P9">Nous avons maintenant un overlay noir (espérons que vous n'ayez pas choisi de fond noir, sinon vous ne le verrez pas...), mais il n'affiche pas «coucou». Pour faire ça, il faut ajouter un overlay dans notre overlay, qui lui sera un overlay de texte :</text:p>
      <text:list xml:id="list31393807" text:continue-numbering="true" text:style-name="L5">
        <text:list-header>
          <text:p text:style-name="P32"><text:span text:style-name="T1"><text:tab/></text:span><text:span text:style-name="T3">overlay MonPremierOverlay</text:span></text:p>
          <text:list>
            <text:list-item>
              <text:list>
                <text:list-item>
                  <text:list>
                    <text:list-item>
                      <text:list>
                        <text:list-item>
                          <text:list>
                            <text:list-item>
                              <text:list>
                                <text:list-item>
                                  <text:list>
                                    <text:list-item>
                                      <text:list>
                                        <text:list-item>
                                          <text:list>
                                            <text:list-header>
                                              <text:p text:style-name="P37"><text:span text:style-name="T1"><text:tab/></text:span><text:span text:style-name="T3">{</text:span></text:p>
                                            </text:list-header>
                                          </text:list>
                                        </text:list-item>
                                      </text:list>
                                    </text:list-item>
                                  </text:list>
                                </text:list-item>
                              </text:list>
                            </text:list-item>
                          </text:list>
                        </text:list-item>
                      </text:list>
                    </text:list-item>
                  </text:list>
                </text:list-item>
              </text:list>
            </text:list-item>
          </text:list>
          <text:p text:style-name="P33"><text:span text:style-name="T1"><text:tab/><text:tab/></text:span><text:span text:style-name="T3">class PanelZone</text:span></text:p>
          <text:p text:style-name="P33"><text:span text:style-name="T1"><text:tab/><text:tab/></text:span><text:span text:style-name="T3">position 45% 45%</text:span></text:p>
          <text:p text:style-name="P33"><text:span text:style-name="T1"><text:tab/></text:span><text:span text:style-name="T2"><text:tab/></text:span><text:span text:style-name="T3">size 10% 10%</text:span></text:p>
          <text:p text:style-name="P33"><text:span text:style-name="T4"><text:tab/></text:span><text:span text:style-name="T2"><text:tab/></text:span><text:span text:style-name="T3">material Base/Black</text:span></text:p>
        </text:list-header>
        <text:list-item>
          <text:p text:style-name="P33"><text:span text:style-name="T1">Créer une balise 'element' :<text:tab/></text:span><text:span text:style-name="T2"><text:tab/></text:span><text:span text:style-name="T3">element Texte</text:span></text:p>
          <text:list>
            <text:list-item>
              <text:list>
                <text:list-item>
                  <text:list>
                    <text:list-item>
                      <text:list>
                        <text:list-item>
                          <text:list>
                            <text:list-item>
                              <text:list>
                                <text:list-item>
                                  <text:list>
                                    <text:list-item>
                                      <text:list>
                                        <text:list-item>
                                          <text:list>
                                            <text:list-header>
                                              <text:p text:style-name="P38"><text:span text:style-name="T1"><text:tab/><text:tab/></text:span><text:span text:style-name="T3">{</text:span></text:p>
                                            </text:list-header>
                                          </text:list>
                                        </text:list-item>
                                      </text:list>
                                    </text:list-item>
                                  </text:list>
                                </text:list-item>
                              </text:list>
                            </text:list-item>
                          </text:list>
                        </text:list-item>
                      </text:list>
                    </text:list-item>
                  </text:list>
                </text:list-item>
              </text:list>
            </text:list-item>
          </text:list>
        </text:list-item>
        <text:list-item>
          <text:p text:style-name="P34"><text:span text:style-name="T1">Donner un type à cette balise :<text:tab/></text:span><text:span text:style-name="T2"><text:tab/><text:tab/></text:span><text:span text:style-name="T3">class TextZone</text:span></text:p>
        </text:list-item>
        <text:list-item>
          <text:p text:style-name="P34"><text:span text:style-name="T1">Définir la position de votre overlay :<text:tab/></text:span><text:span text:style-name="T2"><text:tab/><text:tab/></text:span><text:span text:style-name="T3">position 5% 20%</text:span></text:p>
        </text:list-item>
        <text:list-item>
          <text:p text:style-name="P34"><text:span text:style-name="T1">Définir la taille de votre overlay :<text:tab/></text:span><text:span text:style-name="T2"><text:tab/><text:tab/></text:span><text:span text:style-name="T3">size 90% 60%</text:span></text:p>
        </text:list-item>
        <text:list-item>
          <text:p text:style-name="P34"><text:span text:style-name="T4">Définir la taille de la police :<text:tab/></text:span><text:span text:style-name="T2"><text:tab/><text:tab/></text:span><text:span text:style-name="T3">font_size 24.0</text:span></text:p>
        </text:list-item>
        <text:list-item>
          <text:p text:style-name="P36"><text:span text:style-name="T1">Définir le texte :<text:tab/></text:span><text:span text:style-name="T2"><text:tab/><text:tab/></text:span><text:span text:style-name="T3">text coucou</text:span></text:p>
        </text:list-item>
        <text:list-item>
          <text:p text:style-name="P33"><text:span text:style-name="T4">Fermer la balise 'element' :<text:tab/><text:tab/></text:span><text:span text:style-name="T3">}</text:span></text:p>
          <text:p text:style-name="P32"><text:span text:style-name="T4"><text:tab/></text:span><text:span text:style-name="T3">}</text:span></text:p>
        </text:list-item>
        <text:list-item>
          <text:p text:style-name="P35">Sauvegarder le fichier</text:p>
        </text:list-item>
      </text:list>
      <text:p text:style-name="P10">Vous remarquez qu'en type d'overlay (la 'class') nous avons mis 'PanelZone', il en existe d'autres (par exemple 'TextZone' utilisée pour le texte), que nous détaillerons dans un autre tutoriel, elles sont aussi décrites dans l'aide du TrollEditor.</text:p>
      <text:list xml:id="list31393451" text:continue-numbering="true" text:style-name="L5">
        <text:list-header>
          <text:p text:style-name="P39"/>
        </text:list-header>
      </text:list>
      <text:p text:style-name="P11">Testons maintenant notre projet (touche 'F11' ou menu 'Projet'-&gt;'Tester Projet'), vous devriez obtenir ceci :</text:p>
      <text:p text:style-name="P5"><draw:frame draw:style-name="fr3" draw:name="images5" text:anchor-type="paragraph" svg:x="3.662cm" svg:y="0.132cm" svg:width="8.278cm" svg:height="5.302cm" draw:z-index="4"><draw:image xlink:href="Pictures/200000070000628500004B3C1DB0E8BA.svm" xlink:type="simple" xlink:show="embed" xlink:actuate="onLoad"/></draw:frame></text:p>
      <text:list xml:id="list31365338" text:continue-list="list31370144" text:style-name="L1">
        <text:list-item>
          <text:p text:style-name="P23"><text:toc-mark-start text:id="IMark102576556" text:outline-level="1"/>Création d'un fichier de script<text:toc-mark-end text:id="IMark102576556"/> :</text:p>
          <text:p text:style-name="P40">Maintenant, nous allons écrire un petit script qui va nous permettre de cacher l'overlay, l'afficher, cacher le texte, et l'afficher, par intervalle de temps.</text:p>
        </text:list-item>
      </text:list>
      <text:list xml:id="list31359238" text:style-name="L6">
        <text:list-item>
          <text:p text:style-name="P26">Commençons par créer le fichier : clic droit sur le dossier 'Fichiers de script de load' puis <text:s/>'Ajouter Nouveau Fichier'.</text:p>
        </text:list-item>
        <text:list-item>
          <text:p text:style-name="P26">Renommez-le de la même manière que pour le fichier de scène.</text:p>
        </text:list-item>
        <text:list-item>
          <text:p text:style-name="P26">Ouvrez votre fichier dans l'éditeur de texte.</text:p>
          <text:p text:style-name="P30">Quelques petites précisions avant de commencer :</text:p>
        </text:list-item>
        <text:list-item>
          <text:p text:style-name="P41">chaque ligne de script doit être terminée par «;»</text:p>
        </text:list-item>
        <text:list-item>
          <text:p text:style-name="P41">les «{» et «};» doivent se trouver seules sur leur ligne </text:p>
        </text:list-item>
        <text:list-item>
          <text:p text:style-name="P41">nous allons utiliser les 'timer' qui permettent de déclencher des actions dans le temps</text:p>
        </text:list-item>
      </text:list>
      <text:p text:style-name="P14">Éditons maintenant le fichier :</text:p>
      <text:list xml:id="list31356932" text:style-name="L7">
        <text:list-item>
          <text:p text:style-name="P42">Commençons par cacher notre overlay : </text:p>
          <text:p text:style-name="P44"><text:span text:style-name="T5">Overlay_Hide</text:span><text:span text:style-name="T6">( </text:span><text:span text:style-name="T7">"MonPremierOverlay"</text:span><text:span text:style-name="T6">);</text:span></text:p>
        </text:list-item>
        <text:list-item>
          <text:p text:style-name="P42">puis créons le timer qui va l'afficher au bout d'une seconde :</text:p>
        </text:list-item>
      </text:list>
      <text:p text:style-name="P17"><text:span text:style-name="T5">timer</text:span><text:span text:style-name="T6"> ( </text:span><text:span text:style-name="T7">"Affiche Overlay"</text:span><text:span text:style-name="T6">, </text:span><text:span text:style-name="T5">TIMERTYPE_ONCE</text:span><text:span text:style-name="T6">, </text:span><text:span text:style-name="T8">1.0</text:span><text:span text:style-name="T6">)</text:span></text:p>
      <text:p text:style-name="P16">{</text:p>
      <text:p text:style-name="P17"><text:span text:style-name="T6"><text:tab/></text:span><text:span text:style-name="T5">Overlay_Show</text:span><text:span text:style-name="T6">( </text:span><text:span text:style-name="T7">"MonPremierOverlay"</text:span><text:span text:style-name="T6">);</text:span></text:p>
      <text:list xml:id="list31365974" text:continue-numbering="true" text:style-name="L7">
        <text:list-header>
          <text:p text:style-name="P45">};</text:p>
        </text:list-header>
        <text:list-item>
          <text:p text:style-name="P42">créons ensuite le timer qui va cacher le texte :</text:p>
        </text:list-item>
      </text:list>
      <text:p text:style-name="P17"><text:span text:style-name="T5">timer</text:span><text:span text:style-name="T6"> ( </text:span><text:span text:style-name="T7">"Cache Texte"</text:span><text:span text:style-name="T6">, </text:span><text:span text:style-name="T5">TIMERTYPE_ONCE</text:span><text:span text:style-name="T6">, </text:span><text:span text:style-name="T8">2.0</text:span><text:span text:style-name="T6">)</text:span></text:p>
      <text:p text:style-name="P16">{</text:p>
      <text:p text:style-name="P17"><text:span text:style-name="T6"><text:tab/></text:span><text:span text:style-name="T5">OverlayElement_GetByName</text:span><text:span text:style-name="T6">( </text:span><text:span text:style-name="T7">"Text"</text:span><text:span text:style-name="T6">)-&gt;</text:span><text:span text:style-name="T5">Hide</text:span><text:span text:style-name="T6">();</text:span></text:p>
      <text:list xml:id="list31391777" text:continue-numbering="true" text:style-name="L7">
        <text:list-header>
          <text:p text:style-name="P45">};</text:p>
        </text:list-header>
        <text:list-item>
          <text:p text:style-name="P43">enfin, créons le timer qui va réafficher le texte :</text:p>
        </text:list-item>
      </text:list>
      <text:p text:style-name="P17"><text:span text:style-name="T5">timer</text:span><text:span text:style-name="T6"> ( </text:span><text:span text:style-name="T7">"Affiche Texte"</text:span><text:span text:style-name="T6">, </text:span><text:span text:style-name="T5">TIMERTYPE_ONCE</text:span><text:span text:style-name="T6">, </text:span><text:span text:style-name="T8">3.0</text:span><text:span text:style-name="T6">)</text:span></text:p>
      <text:p text:style-name="P16">{</text:p>
      <text:p text:style-name="P17"><text:span text:style-name="T6"><text:tab/></text:span><text:span text:style-name="T5">OverlayElement_GetByName</text:span><text:span text:style-name="T6">( </text:span><text:span text:style-name="T7">"Text"</text:span><text:span text:style-name="T6">)-&gt;</text:span><text:span text:style-name="T5">Show</text:span><text:span text:style-name="T6">();</text:span></text:p>
      <text:list xml:id="list31393659" text:continue-numbering="true" text:style-name="L7">
        <text:list-header>
          <text:p text:style-name="P46">};</text:p>
          <text:p text:style-name="P47"/>
          <text:p text:style-name="P31">Au final, votre fichier de script devrait ressembler à ceci :</text:p>
        </text:list-header>
      </text:list>
      <text:p text:style-name="P7"/>
      <text:p text:style-name="P13"><text:span text:style-name="T5">Overlay_Hide</text:span><text:span text:style-name="T6">( </text:span><text:span text:style-name="T7">"MonPremierOverlay"</text:span><text:span text:style-name="T6">);</text:span></text:p>
      <text:p text:style-name="P48"/>
      <text:p text:style-name="P13"><text:span text:style-name="T5">timer</text:span><text:span text:style-name="T6"> ( </text:span><text:span text:style-name="T7">"Affiche Overlay"</text:span><text:span text:style-name="T6">, </text:span><text:span text:style-name="T5">TIMERTYPE_ONCE</text:span><text:span text:style-name="T6">, </text:span><text:span text:style-name="T8">1.0</text:span><text:span text:style-name="T6">)</text:span></text:p>
      <text:p text:style-name="P48">{</text:p>
      <text:p text:style-name="P13"><text:span text:style-name="T6"><text:tab/></text:span><text:span text:style-name="T5">Overlay_Show</text:span><text:span text:style-name="T6">( </text:span><text:span text:style-name="T7">"MonPremierOverlay"</text:span><text:span text:style-name="T6">);</text:span></text:p>
      <text:p text:style-name="P48">};</text:p>
      <text:p text:style-name="P48"/>
      <text:p text:style-name="P13"><text:span text:style-name="T5">timer</text:span><text:span text:style-name="T6"> ( </text:span><text:span text:style-name="T7">"Cache Texte"</text:span><text:span text:style-name="T6">, </text:span><text:span text:style-name="T5">TIMERTYPE_ONCE</text:span><text:span text:style-name="T6">, </text:span><text:span text:style-name="T8">2.0</text:span><text:span text:style-name="T6">)</text:span></text:p>
      <text:p text:style-name="P48">{</text:p>
      <text:p text:style-name="P13"><text:span text:style-name="T6"><text:tab/></text:span><text:span text:style-name="T5">OverlayElement_GetByName</text:span><text:span text:style-name="T6">( </text:span><text:span text:style-name="T7">"Text"</text:span><text:span text:style-name="T6">)-&gt;</text:span><text:span text:style-name="T5">Hide</text:span><text:span text:style-name="T6">();</text:span></text:p>
      <text:p text:style-name="P48">};</text:p>
      <text:p text:style-name="P48"/>
      <text:p text:style-name="P13"><text:span text:style-name="T5">timer</text:span><text:span text:style-name="T6"> ( </text:span><text:span text:style-name="T7">"Affiche Texte"</text:span><text:span text:style-name="T6">, </text:span><text:span text:style-name="T5">TIMERTYPE_ONCE</text:span><text:span text:style-name="T6">, </text:span><text:span text:style-name="T8">3.0</text:span><text:span text:style-name="T6">)</text:span></text:p>
      <text:p text:style-name="P48">{</text:p>
      <text:p text:style-name="P13"><text:span text:style-name="T6"><text:tab/></text:span><text:span text:style-name="T5">OverlayElement_GetByName</text:span><text:span text:style-name="T6">( </text:span><text:span text:style-name="T7">"Text"</text:span><text:span text:style-name="T6">)-&gt;</text:span><text:span text:style-name="T5">Show</text:span><text:span text:style-name="T6">();</text:span></text:p>
      <text:p text:style-name="P48">};</text:p>
      <text:p text:style-name="P15"/>
      <text:p text:style-name="P12">Testez votre projet, et vérifiez que l'enchaînement des actions est correct :</text:p>
      <text:list xml:id="list31342797" text:style-name="L8">
        <text:list-item>
          <text:p text:style-name="P49">L'overlay commence caché</text:p>
        </text:list-item>
        <text:list-item>
          <text:p text:style-name="P49">l'overlay s'affiche</text:p>
        </text:list-item>
        <text:list-item>
          <text:p text:style-name="P49">le texte se cache</text:p>
          <text:p text:style-name="P50">le texte s'affiche</text:p>
        </text:list-item>
      </text:list>
      <text:list xml:id="list31367403" text:continue-list="list31365338" text:style-name="L1">
        <text:list-item>
          <text:p text:style-name="P23"><text:toc-mark-start text:id="IMark102576556" text:outline-level="1"/>Conclusion<text:toc-mark-end text:id="IMark102576556"/> :</text:p>
        </text:list-item>
      </text:list>
      <text:p text:style-name="P20"/>
      <text:p text:style-name="P20">Nous avons donc vu les bases de l'utilisation du TrollEditor.</text:p>
      <text:p text:style-name="P20"/>
      <text:p text:style-name="P20">Vous savez maintenant créer un projet, lui ajouter des fichiers de scène et de script, et vous connaissez la base de leur structure :</text:p>
      <text:p text:style-name="P20"/>
      <text:list xml:id="list31367462" text:style-name="L9">
        <text:list-item>
          <text:p text:style-name="P51">un fichier de scène ne contient pas de «;» un overlay est déclaré par une balise «overlay» son contenu se trouve entre une accolade ouvrante «{» et une accolade fermante «}». Les éléments contenus dans cet overlay (les overlayElement) sont déclarés dans les balises «element» et leur contenu se trouve lui aussi entre 2 accolades («{» et «}»)</text:p>
        </text:list-item>
      </text:list>
      <text:p text:style-name="P20"/>
      <text:list xml:id="list31364130" text:continue-numbering="true" text:style-name="L9">
        <text:list-item>
          <text:p text:style-name="P51">Un fichier de script voit chacune de ses instructions ponctuée par un «;». Les noms des éléments sont entourés de guillemets. Les fonctions même sans paramètres finissent toujours par des parenthèses «()», les paramètres des fonctions se trouvent entre ces parenthèses. Les timers sont des structures permettant de déclencher des actions à divers moments dans le tem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Lucida Console" svg:font-family="'Lucida Console'" style:font-family-generic="modern" style:font-pitch="fixed"/>
    <style:font-face style:name="Lucida Console1" svg:font-family="'Lucida Console'"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ragon Joker</meta:initial-creator>
    <meta:creation-date>2009-04-30T11:42:35.48</meta:creation-date>
    <dc:date>2009-05-18T11:27:24.21</dc:date>
    <dc:creator>Dragon Joker</dc:creator>
    <meta:editing-duration>PT03H29M01S</meta:editing-duration>
    <meta:editing-cycles>148</meta:editing-cycles>
    <meta:generator>OpenOffice.org/3.0$Win32 OpenOffice.org_project/300m15$Build-9379</meta:generator>
    <meta:document-statistic meta:table-count="0" meta:image-count="5" meta:object-count="0" meta:page-count="8" meta:paragraph-count="121" meta:word-count="1167" meta:character-count="6905"/>
    <meta:user-defined meta:name="Info 1"/>
    <meta:user-defined meta:name="Info 2"/>
    <meta:user-defined meta:name="Info 3"/>
    <meta:user-defined meta:name="Info 4"/>
  </office:meta>
</office:document-meta>
</file>